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8.2028in"/>
    </style:style>
    <style:style style:name="co3" style:family="table-column">
      <style:table-column-properties fo:break-before="auto" style:column-width="4.59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vent</text:p>
          </table:table-cell>
          <table:table-cell table:style-name="Default" office:value-type="string" calcext:value-type="string">
            <text:p>date_effe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ool online + Universities online + Public events restricted + Social distancing encouraged + travel restriction + limited capacity</text:p>
          </table:table-cell>
          <table:table-cell office:value-type="string" calcext:value-type="string">
            <text:p>statewide closures</text:p>
          </table:table-cell>
          <table:table-cell office:value-type="date" office:date-value="2020-03-23" calcext:value-type="date">
            <text:p>2020-03-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ool online + Universities online + Public events restricted + Social distancing encouraged + travel restriction + limited capacity</text:p>
          </table:table-cell>
          <table:table-cell office:value-type="string" calcext:value-type="string">
            <text:p>retail stores reopen at half-capacity + lift travel restrictions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ool online + Universities online + Public events restricted + Social distancing encouraged + travel restriction + limited capacity</text:p>
          </table:table-cell>
          <table:table-cell office:value-type="string" calcext:value-type="string">
            <text:p>religious services resume inside place of worship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ool online + Universities online + Public events restricted + Social distancing encouraged </text:p>
          </table:table-cell>
          <table:table-cell office:value-type="string" calcext:value-type="string">
            <text:p>hair and nail salons reopen + restaurants and bars reopen at half capacity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ol online + Universities online + Public events restricted + Social distancing encouraged 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1:59:28.529203024</meta:creation-date>
    <dc:date>2020-11-12T12:11:41.671246632</dc:date>
    <meta:editing-duration>PT2M3S</meta:editing-duration>
    <meta:editing-cycles>1</meta:editing-cycles>
    <meta:document-statistic meta:table-count="1" meta:cell-count="22" meta:object-count="0"/>
    <meta:generator>LibreOffice/6.4.6.2$Linux_X86_64 LibreOffice_project/40$Build-2</meta:generator>
  </office:meta>
</office:document-meta>
</file>